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Book Antiqua" svg:font-family="Book Antiqua" style:font-family-generic="roman" style:font-pitch="variable" svg:panose-1="2 4 6 2 5 3 5 3 3 4"/>
  </office:font-face-decls>
  <office:automatic-styles>
    <style:style style:name="P1" style:parent-style-name="Normal" style:master-page-name="MP0" style:family="paragraph">
      <style:paragraph-properties fo:break-before="page" fo:text-align="end" fo:line-height="150%"/>
    </style:style>
    <style:style style:name="T2" style:parent-style-name="Fuentedepárrafopredeter." style:family="text">
      <style:text-properties style:font-name="Book Antiqua"/>
    </style:style>
    <style:style style:name="P3" style:parent-style-name="Normal" style:family="paragraph">
      <style:paragraph-properties fo:text-align="center" fo:line-height="150%"/>
    </style:style>
    <style:style style:name="P4" style:parent-style-name="Normal" style:family="paragraph">
      <style:paragraph-properties fo:text-align="end" fo:line-height="150%"/>
    </style:style>
    <style:style style:name="T5" style:parent-style-name="Fuentedepárrafopredeter." style:family="text">
      <style:text-properties style:font-name="Book Antiqua" fo:font-weight="bold" style:font-weight-asian="bold" style:text-underline-type="single" style:text-underline-style="solid" style:text-underline-width="auto" style:text-underline-mode="continuous"/>
    </style:style>
    <style:style style:name="P6" style:parent-style-name="Normal" style:family="paragraph">
      <style:paragraph-properties fo:text-align="center" fo:line-height="150%"/>
    </style:style>
    <style:style style:name="P7" style:parent-style-name="Normal" style:family="paragraph">
      <style:paragraph-properties fo:line-height="150%"/>
    </style:style>
    <style:style style:name="T8" style:parent-style-name="Fuentedepárrafopredeter." style:family="text">
      <style:text-properties style:font-name="Book Antiqua" fo:font-weight="bold" style:font-weight-asian="bold" style:text-underline-type="single" style:text-underline-style="solid" style:text-underline-width="auto" style:text-underline-mode="continuous"/>
    </style:style>
    <style:style style:name="P9" style:parent-style-name="Normal" style:family="paragraph">
      <style:paragraph-properties fo:line-height="150%"/>
    </style:style>
    <style:style style:name="T10" style:parent-style-name="Fuentedepárrafopredeter." style:family="text">
      <style:text-properties style:font-name="Book Antiqua"/>
    </style:style>
    <style:style style:name="T11" style:parent-style-name="Fuentedepárrafopredeter." style:family="text">
      <style:text-properties style:font-name="Book Antiqua"/>
    </style:style>
    <style:style style:name="T12" style:parent-style-name="Fuentedepárrafopredeter." style:family="text">
      <style:text-properties style:font-name="Book Antiqua"/>
    </style:style>
    <style:style style:name="T13" style:parent-style-name="Fuentedepárrafopredeter." style:family="text">
      <style:text-properties style:font-name="Book Antiqua"/>
    </style:style>
    <style:style style:name="T14" style:parent-style-name="Fuentedepárrafopredeter." style:family="text">
      <style:text-properties style:font-name="Book Antiqua"/>
    </style:style>
    <style:style style:name="T15" style:parent-style-name="Fuentedepárrafopredeter." style:family="text">
      <style:text-properties style:font-name="Book Antiqua"/>
    </style:style>
    <style:style style:name="P16" style:parent-style-name="Normal" style:family="paragraph">
      <style:paragraph-properties fo:line-height="150%"/>
    </style:style>
    <style:style style:name="T17" style:parent-style-name="Fuentedepárrafopredeter." style:family="text">
      <style:text-properties style:font-name="Book Antiqua" fo:font-weight="bold" style:font-weight-asian="bold" style:font-weight-complex="bold" style:text-underline-type="single" style:text-underline-style="solid" style:text-underline-width="auto" style:text-underline-mode="continuous"/>
    </style:style>
    <style:style style:name="T18" style:parent-style-name="Fuentedepárrafopredeter." style:family="text">
      <style:text-properties style:font-name="Book Antiqua"/>
    </style:style>
    <style:style style:name="T19" style:parent-style-name="Fuentedepárrafopredeter." style:family="text">
      <style:text-properties style:font-name="Book Antiqua"/>
    </style:style>
    <style:style style:name="P20" style:parent-style-name="Normal" style:family="paragraph">
      <style:paragraph-properties fo:line-height="150%"/>
    </style:style>
    <style:style style:name="T21" style:parent-style-name="Fuentedepárrafopredeter." style:family="text">
      <style:text-properties style:font-name="Book Antiqua" fo:font-weight="bold" style:font-weight-asian="bold" style:font-weight-complex="bold" style:text-underline-type="single" style:text-underline-style="solid" style:text-underline-width="auto" style:text-underline-mode="continuous"/>
    </style:style>
    <style:style style:name="T22" style:parent-style-name="Fuentedepárrafopredeter." style:family="text">
      <style:text-properties style:font-name="Book Antiqua"/>
    </style:style>
    <style:style style:name="T23" style:parent-style-name="Fuentedepárrafopredeter." style:family="text">
      <style:text-properties style:font-name="Book Antiqua"/>
    </style:style>
    <style:style style:name="T24" style:parent-style-name="Fuentedepárrafopredeter." style:family="text">
      <style:text-properties style:font-name="Book Antiqua"/>
    </style:style>
    <style:style style:name="T25" style:parent-style-name="Fuentedepárrafopredeter." style:family="text">
      <style:text-properties style:font-name="Book Antiqua"/>
    </style:style>
    <style:style style:name="P26" style:parent-style-name="Normal" style:family="paragraph">
      <style:paragraph-properties fo:line-height="150%"/>
    </style:style>
    <style:style style:name="T27" style:parent-style-name="Fuentedepárrafopredeter." style:family="text">
      <style:text-properties style:font-name="Book Antiqua" fo:font-weight="bold" style:font-weight-asian="bold" style:text-underline-type="single" style:text-underline-style="solid" style:text-underline-width="auto" style:text-underline-mode="continuous"/>
    </style:style>
    <style:style style:name="T28" style:parent-style-name="Fuentedepárrafopredeter." style:family="text">
      <style:text-properties style:font-name="Book Antiqua"/>
    </style:style>
    <style:style style:name="T29" style:parent-style-name="Fuentedepárrafopredeter." style:family="text">
      <style:text-properties style:font-name="Book Antiqua"/>
    </style:style>
    <style:style style:name="T30" style:parent-style-name="Fuentedepárrafopredeter." style:family="text">
      <style:text-properties style:font-name="Book Antiqua"/>
    </style:style>
    <style:style style:name="P31" style:parent-style-name="Normal" style:family="paragraph">
      <style:paragraph-properties fo:line-height="150%"/>
    </style:style>
    <style:style style:name="T32" style:parent-style-name="Fuentedepárrafopredeter." style:family="text">
      <style:text-properties style:font-name="Book Antiqua" fo:font-weight="bold" style:font-weight-asian="bold" style:text-underline-type="single" style:text-underline-style="solid" style:text-underline-width="auto" style:text-underline-mode="continuous"/>
    </style:style>
    <style:style style:name="T33" style:parent-style-name="Fuentedepárrafopredeter." style:family="text">
      <style:text-properties style:font-name="Book Antiqua"/>
    </style:style>
    <style:style style:name="T34" style:parent-style-name="Fuentedepárrafopredeter." style:family="text">
      <style:text-properties style:font-name="Book Antiqua" style:language-asian="es" style:country-asian="AR"/>
    </style:style>
    <style:style style:name="T35" style:parent-style-name="Fuentedepárrafopredeter." style:family="text">
      <style:text-properties style:font-name="Book Antiqua" style:language-asian="es" style:country-asian="AR"/>
    </style:style>
    <style:style style:name="T36" style:parent-style-name="Fuentedepárrafopredeter." style:family="text">
      <style:text-properties style:font-name="Book Antiqua" style:language-asian="es" style:country-asian="AR"/>
    </style:style>
    <style:style style:name="T37" style:parent-style-name="Fuentedepárrafopredeter." style:family="text">
      <style:text-properties style:font-name="Book Antiqua" style:language-asian="es" style:country-asian="AR"/>
    </style:style>
    <style:style style:name="T38" style:parent-style-name="Fuentedepárrafopredeter." style:family="text">
      <style:text-properties style:font-name="Book Antiqua" style:language-asian="es" style:country-asian="AR"/>
    </style:style>
    <style:style style:name="T39" style:parent-style-name="Fuentedepárrafopredeter." style:family="text">
      <style:text-properties style:font-name="Book Antiqua" style:language-asian="es" style:country-asian="AR"/>
    </style:style>
    <style:style style:name="T40" style:parent-style-name="Fuentedepárrafopredeter." style:family="text">
      <style:text-properties style:font-name="Book Antiqua" style:language-asian="es" style:country-asian="AR"/>
    </style:style>
    <style:style style:name="T41" style:parent-style-name="Fuentedepárrafopredeter." style:family="text">
      <style:text-properties style:font-name="Book Antiqua" style:language-asian="es" style:country-asian="AR"/>
    </style:style>
    <style:style style:name="T42" style:parent-style-name="Fuentedepárrafopredeter." style:family="text">
      <style:text-properties style:font-name="Book Antiqua" style:language-asian="es" style:country-asian="AR"/>
    </style:style>
    <style:style style:name="T43" style:parent-style-name="Fuentedepárrafopredeter." style:family="text">
      <style:text-properties style:font-name="Book Antiqua" style:language-asian="es" style:country-asian="AR"/>
    </style:style>
    <style:style style:name="T44" style:parent-style-name="Fuentedepárrafopredeter." style:family="text">
      <style:text-properties style:font-name="Book Antiqua" style:language-asian="es" style:country-asian="AR"/>
    </style:style>
    <style:style style:name="T45" style:parent-style-name="Fuentedepárrafopredeter." style:family="text">
      <style:text-properties style:font-name="Book Antiqua" style:language-asian="es" style:country-asian="AR"/>
    </style:style>
    <style:style style:name="T46" style:parent-style-name="Fuentedepárrafopredeter." style:family="text">
      <style:text-properties style:font-name="Book Antiqua" style:language-asian="es" style:country-asian="AR"/>
    </style:style>
    <style:style style:name="T47" style:parent-style-name="Fuentedepárrafopredeter." style:family="text">
      <style:text-properties style:font-name="Book Antiqua" style:language-asian="es" style:country-asian="AR"/>
    </style:style>
    <style:style style:name="T48" style:parent-style-name="Fuentedepárrafopredeter." style:family="text">
      <style:text-properties style:font-name="Book Antiqua" style:language-asian="es" style:country-asian="AR"/>
    </style:style>
    <style:style style:name="T49" style:parent-style-name="Fuentedepárrafopredeter." style:family="text">
      <style:text-properties style:font-name="Book Antiqua" style:language-asian="es" style:country-asian="AR"/>
    </style:style>
    <style:style style:name="T50" style:parent-style-name="Fuentedepárrafopredeter." style:family="text">
      <style:text-properties style:font-name="Book Antiqua" style:language-asian="es" style:country-asian="AR"/>
    </style:style>
    <style:style style:name="T51" style:parent-style-name="Fuentedepárrafopredeter." style:family="text">
      <style:text-properties style:font-name="Book Antiqua" style:language-asian="es" style:country-asian="AR"/>
    </style:style>
    <style:style style:name="T52" style:parent-style-name="Fuentedepárrafopredeter." style:family="text">
      <style:text-properties style:font-name="Book Antiqua" style:language-asian="es" style:country-asian="AR"/>
    </style:style>
    <style:style style:name="T53" style:parent-style-name="Fuentedepárrafopredeter." style:family="text">
      <style:text-properties style:font-name="Book Antiqua" style:language-asian="es" style:country-asian="AR"/>
    </style:style>
    <style:style style:name="T54" style:parent-style-name="Fuentedepárrafopredeter." style:family="text">
      <style:text-properties style:font-name="Book Antiqua" style:language-asian="es" style:country-asian="AR"/>
    </style:style>
    <style:style style:name="T55" style:parent-style-name="Fuentedepárrafopredeter." style:family="text">
      <style:text-properties style:font-name="Book Antiqua" style:language-asian="es" style:country-asian="AR"/>
    </style:style>
    <style:style style:name="T56" style:parent-style-name="Fuentedepárrafopredeter." style:family="text">
      <style:text-properties style:font-name="Book Antiqua" style:language-asian="es" style:country-asian="AR"/>
    </style:style>
    <style:style style:name="T57" style:parent-style-name="Fuentedepárrafopredeter." style:family="text">
      <style:text-properties style:font-name="Book Antiqua" style:language-asian="es" style:country-asian="AR"/>
    </style:style>
    <style:style style:name="T58" style:parent-style-name="Fuentedepárrafopredeter." style:family="text">
      <style:text-properties style:font-name="Book Antiqua" style:language-asian="es" style:country-asian="AR"/>
    </style:style>
    <style:style style:name="P59" style:parent-style-name="Normal" style:family="paragraph">
      <style:paragraph-properties fo:line-height="150%"/>
    </style:style>
    <style:style style:name="T60" style:parent-style-name="Fuentedepárrafopredeter." style:family="text">
      <style:text-properties style:font-name="Book Antiqua" fo:font-weight="bold" style:font-weight-asian="bold" style:text-underline-type="single" style:text-underline-style="solid" style:text-underline-width="auto" style:text-underline-mode="continuous" style:language-asian="es" style:country-asian="AR"/>
    </style:style>
    <style:style style:name="T61" style:parent-style-name="Fuentedepárrafopredeter." style:family="text">
      <style:text-properties style:font-name="Book Antiqua" fo:font-weight="bold" style:font-weight-asian="bold" style:text-underline-type="single" style:text-underline-style="solid" style:text-underline-width="auto" style:text-underline-mode="continuous" style:language-asian="es" style:country-asian="AR"/>
    </style:style>
    <style:style style:name="T62" style:parent-style-name="Fuentedepárrafopredeter." style:family="text">
      <style:text-properties style:font-name="Book Antiqua" style:text-underline-type="single" style:text-underline-style="solid" style:text-underline-width="auto" style:text-underline-mode="continuous" style:language-asian="es" style:country-asian="AR"/>
    </style:style>
    <style:style style:name="T63" style:parent-style-name="Fuentedepárrafopredeter." style:family="text">
      <style:text-properties style:font-name="Book Antiqua" style:language-asian="es" style:country-asian="AR"/>
    </style:style>
    <style:style style:name="T64" style:parent-style-name="Fuentedepárrafopredeter." style:family="text">
      <style:text-properties style:font-name="Book Antiqua" fo:font-weight="bold" style:font-weight-asian="bold" style:language-asian="es" style:country-asian="AR"/>
    </style:style>
    <style:style style:name="T65" style:parent-style-name="Fuentedepárrafopredeter." style:family="text">
      <style:text-properties style:font-name="Book Antiqua" style:language-asian="es" style:country-asian="AR"/>
    </style:style>
    <style:style style:name="P66" style:parent-style-name="Normal" style:family="paragraph">
      <style:paragraph-properties fo:line-height="150%"/>
    </style:style>
    <style:style style:name="T67" style:parent-style-name="Fuentedepárrafopredeter." style:family="text">
      <style:text-properties style:font-name="Book Antiqua" style:language-asian="es" style:country-asian="AR"/>
    </style:style>
    <style:style style:name="T68" style:parent-style-name="Fuentedepárrafopredeter." style:family="text">
      <style:text-properties style:font-name="Book Antiqua" style:language-asian="es" style:country-asian="AR"/>
    </style:style>
    <style:style style:name="T69" style:parent-style-name="Fuentedepárrafopredeter." style:family="text">
      <style:text-properties style:font-name="Book Antiqua" style:language-asian="es" style:country-asian="AR"/>
    </style:style>
    <style:style style:name="P70" style:parent-style-name="Normal" style:family="paragraph">
      <style:paragraph-properties fo:line-height="150%"/>
    </style:style>
    <style:style style:name="T71" style:parent-style-name="Fuentedepárrafopredeter." style:family="text">
      <style:text-properties style:font-name="Book Antiqua" fo:font-weight="bold" style:font-weight-asian="bold" style:text-underline-type="single" style:text-underline-style="solid" style:text-underline-width="auto" style:text-underline-mode="continuous" style:language-asian="es" style:country-asian="AR"/>
    </style:style>
    <style:style style:name="T72" style:parent-style-name="Fuentedepárrafopredeter." style:family="text">
      <style:text-properties style:font-name="Book Antiqua" style:language-asian="es" style:country-asian="AR"/>
    </style:style>
    <style:style style:name="T73" style:parent-style-name="Fuentedepárrafopredeter." style:family="text">
      <style:text-properties style:font-name="Book Antiqua" style:language-asian="es" style:country-asian="AR"/>
    </style:style>
    <style:style style:name="T74" style:parent-style-name="Fuentedepárrafopredeter." style:family="text">
      <style:text-properties style:font-name="Book Antiqua" style:language-asian="es" style:country-asian="AR"/>
    </style:style>
    <style:style style:name="T75" style:parent-style-name="Hipervínculo" style:family="text">
      <style:text-properties style:font-name="Book Antiqua" style:language-asian="es" style:country-asian="AR"/>
    </style:style>
    <style:style style:name="T76" style:parent-style-name="Fuentedepárrafopredeter." style:family="text">
      <style:text-properties style:font-name="Book Antiqua" style:language-asian="es" style:country-asian="AR"/>
    </style:style>
    <style:style style:name="T77" style:parent-style-name="Hipervínculo" style:family="text">
      <style:text-properties style:font-name="Book Antiqua" style:language-asian="es" style:country-asian="AR"/>
    </style:style>
    <style:style style:name="T78" style:parent-style-name="Fuentedepárrafopredeter." style:family="text">
      <style:text-properties style:font-name="Book Antiqua" style:language-asian="es" style:country-asian="AR"/>
    </style:style>
    <style:style style:name="T79" style:parent-style-name="Hipervínculo" style:family="text">
      <style:text-properties style:font-name="Book Antiqua" style:language-asian="es" style:country-asian="AR"/>
    </style:style>
    <style:style style:name="T80" style:parent-style-name="Fuentedepárrafopredeter." style:family="text">
      <style:text-properties style:font-name="Book Antiqua" style:language-asian="es" style:country-asian="AR"/>
    </style:style>
    <style:style style:name="T81" style:parent-style-name="Fuentedepárrafopredeter." style:family="text">
      <style:text-properties style:font-name="Book Antiqua" style:language-asian="es" style:country-asian="AR"/>
    </style:style>
    <style:style style:name="P82" style:parent-style-name="Normal" style:family="paragraph">
      <style:paragraph-properties fo:widows="2" fo:orphans="2" fo:line-height="150%">
        <style:tab-stops>
          <style:tab-stop style:type="left" style:position="0.8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s>
      </style:paragraph-properties>
      <style:text-properties style:font-name="Book Antiqua" fo:font-weight="bold" style:font-weight-asian="bold" style:language-asian="es" style:country-asian="AR"/>
    </style:style>
    <style:style style:name="P83" style:parent-style-name="Normal" style:family="paragraph">
      <style:paragraph-properties fo:widows="2" fo:orphans="2" fo:line-height="150%">
        <style:tab-stops>
          <style:tab-stop style:type="left" style:position="0.8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s>
      </style:paragraph-properties>
      <style:text-properties style:font-name="Book Antiqua" fo:font-weight="bold" style:font-weight-asian="bold" style:language-asian="es" style:country-asian="AR"/>
    </style:style>
    <style:style style:name="P84" style:parent-style-name="Normal" style:family="paragraph">
      <style:paragraph-properties fo:widows="2" fo:orphans="2" fo:line-height="150%">
        <style:tab-stops>
          <style:tab-stop style:type="left" style:position="0.8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s>
      </style:paragraph-properties>
      <style:text-properties style:font-name="Book Antiqua" fo:font-weight="bold" style:font-weight-asian="bold" style:language-asian="es" style:country-asian="AR"/>
    </style:style>
    <style:style style:name="P85" style:parent-style-name="Normal" style:family="paragraph">
      <style:paragraph-properties fo:widows="2" fo:orphans="2" fo:line-height="150%">
        <style:tab-stops>
          <style:tab-stop style:type="left" style:position="0.8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s>
      </style:paragraph-properties>
    </style:style>
    <style:style style:name="T86" style:parent-style-name="Fuentedepárrafopredeter." style:family="text">
      <style:text-properties style:font-name="Book Antiqua" fo:font-weight="bold" style:font-weight-asian="bold" style:language-asian="es" style:country-asian="AR"/>
    </style:style>
    <style:style style:name="T87" style:parent-style-name="Fuentedepárrafopredeter." style:family="text">
      <style:text-properties style:font-name="Book Antiqua" fo:font-weight="bold" style:font-weight-asian="bold" style:language-asian="es" style:country-asian="AR"/>
    </style:style>
    <style:style style:name="P88" style:parent-style-name="Normal" style:family="paragraph">
      <style:paragraph-properties fo:widows="2" fo:orphans="2" fo:line-height="150%">
        <style:tab-stops>
          <style:tab-stop style:type="left" style:position="0.8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s>
      </style:paragraph-properties>
    </style:style>
    <style:style style:name="P89" style:parent-style-name="Normal" style:family="paragraph">
      <style:paragraph-properties fo:widows="2" fo:orphans="2" fo:line-height="150%">
        <style:tab-stops>
          <style:tab-stop style:type="left" style:position="0.8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s>
      </style:paragraph-properties>
    </style:style>
    <style:style style:name="P90" style:parent-style-name="Normal" style:family="paragraph">
      <style:paragraph-properties fo:widows="2" fo:orphans="2" fo:line-height="150%">
        <style:tab-stops>
          <style:tab-stop style:type="left" style:position="0.8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s>
      </style:paragraph-properties>
    </style:style>
    <style:style style:name="T91" style:parent-style-name="Fuentedepárrafopredeter." style:family="text">
      <style:text-properties fo:background-color="#FFFFFF"/>
    </style:style>
  </office:automatic-styles>
  <office:body>
    <office:text text:use-soft-page-breaks="true">
      <text:p text:style-name="P1"><text:span text:style-name="T2">Posadas, 13 de abril de 2022</text:span></text:p>
      <text:p text:style-name="P3"/>
      <text:p text:style-name="P4"><text:span text:style-name="T5">Ref. Formula oferta de compraventa de inmueble</text:span></text:p>
      <text:p text:style-name="P6"/>
      <text:p text:style-name="P7"><text:span text:style-name="T8">A la Inmobiliaria Fidanza:</text:span></text:p>
      <text:p text:style-name="P9"><text:span text:style-name="T10">Silvano Javier Ortiz, DNI nº22.273.547, argentino, con domicilio real en Av.<text:s/></text:span><text:span text:style-name="T11">San Martin nº1918, de la Ciudad de Posadas, Misiones, por intermedio de la Inmobiliaria Fidanza, representada por Nidia Paola Gauna, ccpim nº50, formula oferta de compraventa de inmuebles a las Sras. Gladis Graef dni nº16.695.776, domiciliada en Av. Kolpin</text:span><text:span text:style-name="T12">g nº2042 ch.151 de la Ciudad de Posadas, Mirta Graef dni nº 14.521.477, domiciliada en Franklin nº1199, Caballito, Ciudad de Buenos Aires, y Carmen Graef dni nº17.412.419, domiciliada en ch. 132, casa 8 mnz I, de la Ciudad de Posadas,</text:span><text:span text:style-name="T13"><text:s/></text:span><text:span text:style-name="T14">bajo las siguientes co</text:span><text:span text:style-name="T15">ndiciones:</text:span></text:p>
      <text:p text:style-name="P16"><text:span text:style-name="T17">Primera. Oferta de compraventa de inmueble</text:span><text:span text:style-name="T18">: Por la presente el OFERENTE ofrece la compraventa <text:s/>del departamento NOMENCLATURA CATASTRAL : departamento 04, municipio 59, sección 018, chacra 0149, manzana 000, parcela 005, unidad funcional 002, par</text:span><text:span text:style-name="T19">tida nº 126067 de la Ciudad de Posadas, Misiones.</text:span></text:p>
      <text:p text:style-name="P20"><text:span text:style-name="T21">Segunda. Precio de la compraventa del inmueble</text:span><text:span text:style-name="T22">: El precio de oferta por el inmueble es de PESOS SEIS MILLONES QUINIENTOS MIL ($ 6.500.000,00). En este acto el OFERENTE entrega a la inmobiliaria la suma de P</text:span><text:span text:style-name="T23">ESOS CINCUENTA MIL ($50.000), en calidad de compromiso de la oferta, siendo el monto entregado en este acto parte del precio ofrecido, sirviendo el presente instrumento de formal recibo. En caso que el vendedor acepte la presente oferta, la Inmobiliaria se</text:span><text:span text:style-name="T24"><text:s/>obliga a entregar el monto recibido a las destinatarias de la oferta, una vez que el escribano interviniente constate que el inmueble objeto de compra-venta está en condiciones de transferirse.</text:span><text:span text:style-name="T25"><text:s/>De no estar en condiciones el bien inmueble la suma dineraria deberá ser devuelta.</text:span></text:p>
      <text:p text:style-name="P26"><text:span text:style-name="T27">Tercera. Firma de Escritura Traslativa de dominio</text:span><text:span text:style-name="T28">: El OFERENT</text:span><text:span text:style-name="T29">E propone suscribir la escritura traslativa de dominio dentro de los treinta días corridos contados a partir de la aceptación de la oferta por todas las destinatarias de la misma.</text:span><text:span text:style-name="T30"><text:s/>En la escribanía Rojas-Decut donde deberán las vendedoras acercar los antecedentes al efecto.</text:span></text:p>
      <text:soft-page-break/>
      <text:p text:style-name="P31"><text:span text:style-name="T32">Cuarta. Condiciones de entrega del inmueble</text:span><text:span text:style-name="T33">:</text:span><text:span text:style-name="T34"><text:s/>El OFERENTE pone como condición</text:span><text:span text:style-name="T35"><text:s/>para formalizar el contrato de compra-</text:span><text:span text:style-name="T36">venta que</text:span><text:span text:style-name="T37"><text:s/>el inmueble señalado en la<text:s/></text:span><text:span text:style-name="T38">cláusula</text:span><text:span text:style-name="T39"><text:s/>primera se encuentre libre de ocupantes y libre de cualquier gravamen que pueda recaer sobre la propiedad, como ser medidas cautelares, embargos, anotación de Litis, entr</text:span><text:span text:style-name="T40">e otras.<text:s/></text:span><text:span text:style-name="T41">Asimismo,</text:span><text:span text:style-name="T42"><text:s/>el OFERENTE declara saber que sobre el inmueble recaen deudas</text:span><text:span text:style-name="T43"><text:s/>con fecha a</text:span><text:span text:style-name="T44">l 07 de abril del 2022</text:span><text:span text:style-name="T45"><text:s/>de: AGUA</text:span><text:span text:style-name="T46"><text:s/>$2.717,20</text:span><text:span text:style-name="T47">, LUZ</text:span><text:span text:style-name="T48"><text:s/>$391,04</text:span><text:span text:style-name="T49">, TASA MUNICIPAL</text:span><text:span text:style-name="T50"><text:s/>$40.250,<text:s/></text:span><text:span text:style-name="T51">ATM</text:span><text:span text:style-name="T52"><text:s/>$3.900</text:span><text:span text:style-name="T53">,</text:span><text:span text:style-name="T54"><text:s/></text:span><text:span text:style-name="T55">CONTRIBUCION POR MEJORAS, IMAS (estos dos últimos impuestos se desconoce el<text:s/></text:span><text:span text:style-name="T56">monto) todas</text:span><text:span text:style-name="T57"><text:s/></text:span><text:span text:style-name="T58">serán abonadas por éste en caso de perfeccionarse la compra venta del inmueble.</text:span></text:p>
      <text:p text:style-name="P59"><text:span text:style-name="T60">Quinta. Gastos de tr</text:span><text:span text:style-name="T61">ansferencia de la propiedad</text:span><text:span text:style-name="T62">:</text:span><text:span text:style-name="T63"><text:s/>El OFERENTE manifiesta res</text:span><text:span text:style-name="T64">p</text:span><text:span text:style-name="T65">ecto al pago de los gastos de trasferencia de los derechos sobre el inmueble descripto en la cláusula primera que serán abonados por éste según el presupuesto formulado por el escribano interviniente.</text:span></text:p>
      <text:p text:style-name="P66"><text:span text:style-name="T67">En el caso de que la documentación no se encuentre en condiciones y se incurra en gastos de escribanía, las mismas estar</text:span><text:span text:style-name="T68">án a cargo de la parte VENDEDORA</text:span><text:span text:style-name="T69">.<text:s/></text:span></text:p>
      <text:p text:style-name="P70"><text:span text:style-name="T71">Sexta. Plazo de la oferta</text:span><text:span text:style-name="T72">: La presente oferta tiene un plazo máximo de diez (10) días, en caso que las destinatarias de la oferta no formulen su aceptación en dicha fecha el monto de dinero entregado en este acto se devolverá al OFERENTE en el plazo de cu</text:span><text:span text:style-name="T73">arenta y ocho (48) hs. Las destinatarias de la oferta manifestarán la aceptación de la presente oferta al pie de la misma o por correo electrónico</text:span><text:span text:style-name="T74"><text:s/></text:span><text:a xlink:href="mailto:graefgladis64@gmail.com" office:target-frame-name="_top" xlink:show="replace"><text:span text:style-name="T75">graefgladis64@gmail.com</text:span></text:a><text:span text:style-name="T76"><text:s/></text:span><text:a xlink:href="mailto:carmenmarykay@hotmail.com" office:target-frame-name="_top" xlink:show="replace"><text:span text:style-name="T77">carmenmarykay@hotmail.com</text:span></text:a><text:span text:style-name="T78"><text:s/></text:span><text:a xlink:href="mailto:polaca_ro@hotmail.com" office:target-frame-name="_top" xlink:show="replace"><text:span text:style-name="T79">polaca_ro@hotmail.com</text:span></text:a><text:span text:style-name="T80"><text:s/></text:span><text:span text:style-name="T81">. En prueba de conformidad se firman tres (3) ejemplares de un solo tenor y a un solo efecto.-</text:span></text:p>
      <text:p text:style-name="P82"/>
      <text:p text:style-name="P83"/>
      <text:p text:style-name="P84"/>
      <text:p text:style-name="P85"><text:span text:style-name="T86"><text:s text:c="12"/></text:span><text:span text:style-name="T87"><text:s text:c="8"/>Oferente <text:s text:c="50"/>Inmobiliaria <text:s text:c="32"/></text:span></text:p>
      <text:p text:style-name="P88"/>
      <text:p text:style-name="P89"/>
      <text:p text:style-name="P90">Por el presente A<text:span text:style-name="T91">CEPTO en todos los términos la OFERTA formulada por el Sr. Silvano Javier Orti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Book Antiqua" svg:font-family="Book Antiqua" style:font-family-generic="roman" style:font-pitch="variable" svg:panose-1="2 4 6 2 5 3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1111in"/>
      <style:text-properties style:font-name="Calibri Light" style:font-name-asian="Calibri Light" style:font-name-complex="Calibri Light" fo:color="#2E74B5" fo:font-size="16pt" style:font-size-asian="16pt" style:font-size-complex="16pt" fo:hyphenate="false"/>
    </style:style>
    <style:style style:name="Normal" style:display-name="Normal" style:family="paragraph">
      <style:paragraph-properties fo:widows="0" fo:orphans="0" fo:text-align="justify" fo:margin-bottom="0in" fo:line-height="0.3937in"/>
      <style:text-properties style:font-name="Times New Roman" style:font-name-asian="Times New Roman" fo:font-size="12pt" style:font-size-asian="12pt" style:font-size-complex="12pt" style:language-asian="es" style:country-asian="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Textoindependiente" style:display-name="Texto independiente" style:family="paragraph" style:parent-style-name="Normal">
      <style:paragraph-properties fo:widows="2" fo:orphans="2" fo:text-align="start" fo:line-height="200%">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6.5in"/>
          <style:tab-stop style:type="left" style:position="7in"/>
          <style:tab-stop style:type="left" style:position="7.5in"/>
          <style:tab-stop style:type="left" style:position="8in"/>
        </style:tab-stops>
      </style:paragraph-properties>
      <style:text-properties style:font-name="Arial" style:font-name-asian="Arial" style:font-name-complex="Arial" fo:font-size="11pt" style:font-size-asian="11pt" style:font-size-complex="10pt" style:language-asian="es" style:country-asian="AR" fo:hyphenate="false"/>
    </style:style>
    <style:style style:name="Textodeglobo" style:display-name="Texto de globo" style:family="paragraph" style:parent-style-name="Normal">
      <style:paragraph-properties fo:line-height="100%"/>
      <style:text-properties style:font-name="Segoe UI" style:font-name-asian="Segoe UI" style:font-name-complex="Segoe UI" fo:font-size="9pt" style:font-size-asian="9pt" style:font-size-complex="9pt" fo:hyphenate="false"/>
    </style:style>
    <style:style style:name="Sinespaciado" style:display-name="Sin espaciado" style:family="paragraph">
      <style:paragraph-properties fo:widows="0" fo:orphans="0" fo:text-align="justify" fo:margin-bottom="0in"/>
      <style:text-properties style:font-name="Times New Roman" style:font-name-asian="Times New Roman" fo:font-size="12pt" style:font-size-asian="12pt" style:font-size-complex="12pt" style:language-asian="es" style:country-asian="ES" fo:hyphenate="false"/>
    </style:style>
    <style:style style:name="TextoindependienteCar" style:display-name="Texto independiente Car" style:family="text" style:parent-style-name="Fuentedepárrafopredeter.">
      <style:text-properties style:font-name="Arial" style:font-name-asian="Times New Roman" style:font-name-complex="Times New Roman" style:font-size-complex="10pt" style:language-asian="es" style:country-asian="AR"/>
    </style:style>
    <style:style style:name="TextodegloboCar" style:display-name="Texto de globo Car" style:family="text" style:parent-style-name="Fuentedepárrafopredeter.">
      <style:text-properties style:font-name="Segoe UI" style:font-name-asian="Times New Roman" style:font-name-complex="Segoe UI" fo:font-size="9pt" style:font-size-asian="9pt" style:font-size-complex="9pt" style:language-asian="es" style:country-asian="ES"/>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language-asian="es" style:country-asian="ES"/>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1.1812in" fo:margin-left="1.1812in" fo:margin-bottom="0.709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uario</meta:initial-creator>
    <dc:creator>Usuario</dc:creator>
    <meta:creation-date>2022-04-13T18:25:00Z</meta:creation-date>
    <dc:date>2022-04-18T13:56:00Z</dc:date>
    <meta:print-date>2022-04-13T18:22:00Z</meta:print-date>
    <meta:template xlink:href="Normal" xlink:type="simple"/>
    <meta:editing-cycles>3</meta:editing-cycles>
    <meta:editing-duration>PT1860S</meta:editing-duration>
    <meta:document-statistic meta:page-count="2" meta:paragraph-count="8" meta:word-count="635" meta:character-count="4122" meta:row-count="29" meta:non-whitespace-character-count="3495"/>
  </office:meta>
</office:document-meta>
</file>